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ucida Handwriting" svg:font-family="'Lucida Handwriting'"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dbb6" officeooo:paragraph-rsid="0019dbb6"/>
    </style:style>
    <style:style style:name="P2" style:family="paragraph" style:parent-style-name="Standard">
      <style:paragraph-properties fo:text-align="end" style:justify-single-word="false"/>
      <style:text-properties style:font-name="Lucida Handwriting" fo:font-size="18pt" officeooo:rsid="001b3324" officeooo:paragraph-rsid="001b3324" style:font-size-asian="18pt" style:font-size-complex="18pt"/>
    </style:style>
    <style:style style:name="P3" style:family="paragraph" style:parent-style-name="Standard">
      <style:text-properties style:font-name="Lucida Handwriting" fo:font-size="18pt" officeooo:rsid="001b3324" officeooo:paragraph-rsid="001b3324" style:font-size-asian="18pt" style:font-size-complex="18pt"/>
    </style:style>
    <style:style style:name="P4" style:family="paragraph" style:parent-style-name="Standard">
      <style:text-properties style:font-name="Lucida Handwriting" fo:font-size="18pt" officeooo:rsid="0019dbb6" officeooo:paragraph-rsid="0019dbb6" style:font-size-asian="18pt" style:font-size-complex="18pt"/>
    </style:style>
    <style:style style:name="P5" style:family="paragraph" style:parent-style-name="Standard">
      <style:paragraph-properties fo:text-align="end" style:justify-single-word="false"/>
      <style:text-properties style:font-name="Lucida Handwriting" fo:font-size="18pt" officeooo:rsid="0019dbb6" officeooo:paragraph-rsid="0019dbb6" style:font-size-asian="18pt" style:font-size-complex="18pt"/>
    </style:style>
    <style:style style:name="T1" style:family="text">
      <style:text-properties fo:color="#0000ff"/>
    </style:style>
    <style:style style:name="T2" style:family="text">
      <style:text-properties fo:color="#0000ff"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cc0000"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Gémens, le 13 brumaire.</text:p>
      <text:p text:style-name="P3"/>
      <text:p text:style-name="P3"/>
      <text:p text:style-name="P3"/>
      <text:p text:style-name="P4">Mon cher Nicolas,</text:p>
      <text:p text:style-name="P4"/>
      <text:p text:style-name="P4">Les gens me comparent souvent à cet érudit du moyen âge que l’on prenait pour un alchimiste. Je suis riche, comme lui l’était. Mais comme dans son cas, ce n’est pas la pierre philosophale qui m’a donné ce que j’ai. Mais l’histoire de ma vie ne t’intéresse pas. Je me fais vieux et je veux te léguer mon dernier trésor avant que les vautours de ma descendance ne viennent le déchiqueter.</text:p>
      <text:p text:style-name="P4">Tu sais déjà où se trouve le coffre, en voici donc la clef : <text:span text:style-name="T2">B</text:span><text:span text:style-name="T3">CNM</text:span><text:span text:style-name="T4">D</text:span><text:span text:style-name="T3"> </text:span><text:span text:style-name="T2">-</text:span><text:span text:style-name="T3">VKW</text:span><text:span text:style-name="T4">A</text:span><text:span text:style-name="T3"> </text:span><text:span text:style-name="T2">R</text:span><text:span text:style-name="T3">MDV</text:span><text:span text:style-name="T4">D</text:span><text:span text:style-name="T3"> </text:span><text:span text:style-name="T2">K</text:span><text:span text:style-name="T3">NDE</text:span><text:span text:style-name="T4">I</text:span><text:span text:style-name="T3"> </text:span><text:span text:style-name="T2">U</text:span><text:span text:style-name="T3">OZD</text:span><text:span text:style-name="T4">I</text:span><text:span text:style-name="T3"> </text:span><text:span text:style-name="T2">A</text:span>.</text:p>
      <text:p text:style-name="P4"/>
      <text:p text:style-name="P4">Sers-toi de la roue, comme je t’ai montré. Et espérons que tout ceci ne tombe pas entre de mauvaises mains.</text:p>
      <text:p text:style-name="P4"/>
      <text:p text:style-name="P4"/>
      <text:p text:style-name="P5">Ton toujours dévoué, « tu sais qu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ucida Handwriting" svg:font-family="'Lucida Handwriting'"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4T14:51:50.299000000</meta:creation-date>
    <dc:date>2016-12-14T15:05:26.650000000</dc:date>
    <meta:editing-duration>PT3M25S</meta:editing-duration>
    <meta:editing-cycles>2</meta:editing-cycles>
    <meta:generator>LibreOffice/5.2.2.2$Windows_x86 LibreOffice_project/8f96e87c890bf8fa77463cd4b640a2312823f3ad</meta:generator>
    <meta:document-statistic meta:table-count="0" meta:image-count="0" meta:object-count="0" meta:page-count="1" meta:paragraph-count="6" meta:word-count="126" meta:character-count="663" meta:non-whitespace-character-count="543"/>
  </office:meta>
</office:document-meta>
</file>